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7571in"/>
    </style:style>
    <style:style style:name="co5" style:family="table-column">
      <style:table-column-properties fo:break-before="auto" style:column-width="0.1799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poi1</text:p>
          </table:table-cell>
          <table:table-cell office:value-type="float" office:value="39.738346">
            <text:p>39.738346</text:p>
          </table:table-cell>
          <table:table-cell office:value-type="float" office:value="-74.796638">
            <text:p>-74.796638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2</text:p>
          </table:table-cell>
          <table:table-cell office:value-type="float" office:value="39.744022">
            <text:p>39.744022</text:p>
          </table:table-cell>
          <table:table-cell office:value-type="float" office:value="-74.795437">
            <text:p>-74.795437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3</text:p>
          </table:table-cell>
          <table:table-cell office:value-type="float" office:value="39.750094">
            <text:p>39.750094</text:p>
          </table:table-cell>
          <table:table-cell office:value-type="float" office:value="-74.789772">
            <text:p>-74.789772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4</text:p>
          </table:table-cell>
          <table:table-cell office:value-type="float" office:value="39.752865">
            <text:p>39.752865</text:p>
          </table:table-cell>
          <table:table-cell office:value-type="float" office:value="-74.775009">
            <text:p>-74.775009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5</text:p>
          </table:table-cell>
          <table:table-cell office:value-type="float" office:value="39.750358">
            <text:p>39.750358</text:p>
          </table:table-cell>
          <table:table-cell office:value-type="float" office:value="-74.761791">
            <text:p>-74.761791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6</text:p>
          </table:table-cell>
          <table:table-cell office:value-type="float" office:value="39.74719">
            <text:p>39.74719</text:p>
          </table:table-cell>
          <table:table-cell office:value-type="float" office:value="-74.785652">
            <text:p>-74.785652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7</text:p>
          </table:table-cell>
          <table:table-cell office:value-type="float" office:value="39.738346">
            <text:p>39.738346</text:p>
          </table:table-cell>
          <table:table-cell office:value-type="float" office:value="-74.783249">
            <text:p>-74.783249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8</text:p>
          </table:table-cell>
          <table:table-cell office:value-type="float" office:value="39.740986">
            <text:p>39.740986</text:p>
          </table:table-cell>
          <table:table-cell office:value-type="float" office:value="-74.765224">
            <text:p>-74.765224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9</text:p>
          </table:table-cell>
          <table:table-cell office:value-type="float" office:value="39.745078">
            <text:p>39.745078</text:p>
          </table:table-cell>
          <table:table-cell office:value-type="float" office:value="-74.752522">
            <text:p>-74.752522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10</text:p>
          </table:table-cell>
          <table:table-cell office:value-type="float" office:value="39.724353">
            <text:p>39.724353</text:p>
          </table:table-cell>
          <table:table-cell office:value-type="float" office:value="-74.785309">
            <text:p>-74.785309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11</text:p>
          </table:table-cell>
          <table:table-cell office:value-type="float" office:value="39.731482">
            <text:p>39.731482</text:p>
          </table:table-cell>
          <table:table-cell office:value-type="float" office:value="-74.810371">
            <text:p>-74.810371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1">
          <table:table-cell office:value-type="string">
            <text:p>poi12</text:p>
          </table:table-cell>
          <table:table-cell office:value-type="float" office:value="39.735706">
            <text:p>39.735706</text:p>
          </table:table-cell>
          <table:table-cell office:value-type="float" office:value="-74.834919">
            <text:p>-74.834919</text:p>
          </table:table-cell>
          <table:table-cell office:value-type="float" office:value="0">
            <text:p>0</text:p>
          </table:table-cell>
          <table:table-cell office:value-type="string">
            <text:p>Trailhead</text:p>
          </table:table-cell>
          <table:table-cell office:value-type="string">
            <text:p>TestPark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Troute1</text:p>
          </table:table-cell>
          <table:table-cell office:value-type="float" office:value="39.735607">
            <text:p>39.735607</text:p>
          </table:table-cell>
          <table:table-cell office:value-type="float" office:value="-74.834876">
            <text:p>-74.8348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5673">
            <text:p>39.735673</text:p>
          </table:table-cell>
          <table:table-cell office:value-type="float" office:value="-74.834189">
            <text:p>-74.8341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5541">
            <text:p>39.735541</text:p>
          </table:table-cell>
          <table:table-cell office:value-type="float" office:value="-74.833288">
            <text:p>-74.8332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5541">
            <text:p>39.735541</text:p>
          </table:table-cell>
          <table:table-cell office:value-type="float" office:value="-74.831829">
            <text:p>-74.8318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5937">
            <text:p>39.735937</text:p>
          </table:table-cell>
          <table:table-cell office:value-type="float" office:value="-74.830799">
            <text:p>-74.8307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6102">
            <text:p>39.736102</text:p>
          </table:table-cell>
          <table:table-cell office:value-type="float" office:value="-74.82934">
            <text:p>-74.829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6861">
            <text:p>39.736861</text:p>
          </table:table-cell>
          <table:table-cell office:value-type="float" office:value="-74.827237">
            <text:p>-74.8272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6531">
            <text:p>39.736531</text:p>
          </table:table-cell>
          <table:table-cell office:value-type="float" office:value="-74.824533">
            <text:p>-74.8245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4947">
            <text:p>39.734947</text:p>
          </table:table-cell>
          <table:table-cell office:value-type="float" office:value="-74.821701">
            <text:p>-74.8217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4221">
            <text:p>39.734221</text:p>
          </table:table-cell>
          <table:table-cell office:value-type="float" office:value="-74.820843">
            <text:p>-74.8208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3132">
            <text:p>39.733132</text:p>
          </table:table-cell>
          <table:table-cell office:value-type="float" office:value="-74.819727">
            <text:p>-74.8197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1944">
            <text:p>39.731944</text:p>
          </table:table-cell>
          <table:table-cell office:value-type="float" office:value="-74.818525">
            <text:p>-74.8185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1416">
            <text:p>39.731416</text:p>
          </table:table-cell>
          <table:table-cell office:value-type="float" office:value="-74.815865">
            <text:p>-74.8158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1713">
            <text:p>39.731713</text:p>
          </table:table-cell>
          <table:table-cell office:value-type="float" office:value="-74.813933">
            <text:p>-74.8139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2241">
            <text:p>39.732241</text:p>
          </table:table-cell>
          <table:table-cell office:value-type="float" office:value="-74.812646">
            <text:p>-74.8126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1581">
            <text:p>39.731581</text:p>
          </table:table-cell>
          <table:table-cell office:value-type="float" office:value="-74.811144">
            <text:p>-74.8111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1449">
            <text:p>39.731449</text:p>
          </table:table-cell>
          <table:table-cell office:value-type="float" office:value="-74.8105">
            <text:p>-74.81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</text:p>
          </table:table-cell>
          <table:table-cell office:value-type="float" office:value="39.731482">
            <text:p>39.731482</text:p>
          </table:table-cell>
          <table:table-cell office:value-type="float" office:value="-74.810243">
            <text:p>-74.8102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31482">
            <text:p>39.731482</text:p>
          </table:table-cell>
          <table:table-cell office:value-type="float" office:value="-74.810328">
            <text:p>-74.810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31482">
            <text:p>39.731482</text:p>
          </table:table-cell>
          <table:table-cell office:value-type="float" office:value="-74.809899">
            <text:p>-74.8098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3135">
            <text:p>39.73135</text:p>
          </table:table-cell>
          <table:table-cell office:value-type="float" office:value="-74.809341">
            <text:p>-74.8093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31185">
            <text:p>39.731185</text:p>
          </table:table-cell>
          <table:table-cell office:value-type="float" office:value="-74.808183">
            <text:p>-74.8081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30756">
            <text:p>39.730756</text:p>
          </table:table-cell>
          <table:table-cell office:value-type="float" office:value="-74.80638">
            <text:p>-74.806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30327">
            <text:p>39.730327</text:p>
          </table:table-cell>
          <table:table-cell office:value-type="float" office:value="-74.80269">
            <text:p>-74.802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9337">
            <text:p>39.729337</text:p>
          </table:table-cell>
          <table:table-cell office:value-type="float" office:value="-74.800501">
            <text:p>-74.8005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7224">
            <text:p>39.727224</text:p>
          </table:table-cell>
          <table:table-cell office:value-type="float" office:value="-74.799042">
            <text:p>-74.7990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5706">
            <text:p>39.725706</text:p>
          </table:table-cell>
          <table:table-cell office:value-type="float" office:value="-74.79754">
            <text:p>-74.797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4617">
            <text:p>39.724617</text:p>
          </table:table-cell>
          <table:table-cell office:value-type="float" office:value="-74.796467">
            <text:p>-74.7964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3428">
            <text:p>39.723428</text:p>
          </table:table-cell>
          <table:table-cell office:value-type="float" office:value="-74.792519">
            <text:p>-74.7925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3296">
            <text:p>39.723296</text:p>
          </table:table-cell>
          <table:table-cell office:value-type="float" office:value="-74.791746">
            <text:p>-74.7917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3329">
            <text:p>39.723329</text:p>
          </table:table-cell>
          <table:table-cell office:value-type="float" office:value="-74.789987">
            <text:p>-74.7899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3527">
            <text:p>39.723527</text:p>
          </table:table-cell>
          <table:table-cell office:value-type="float" office:value="-74.788313">
            <text:p>-74.7883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4221">
            <text:p>39.724221</text:p>
          </table:table-cell>
          <table:table-cell office:value-type="float" office:value="-74.787626">
            <text:p>-74.7876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4254">
            <text:p>39.724254</text:p>
          </table:table-cell>
          <table:table-cell office:value-type="float" office:value="-74.786468">
            <text:p>-74.7864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4155">
            <text:p>39.724155</text:p>
          </table:table-cell>
          <table:table-cell office:value-type="float" office:value="-74.785738">
            <text:p>-74.7857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2</text:p>
          </table:table-cell>
          <table:table-cell office:value-type="float" office:value="39.72432">
            <text:p>39.72432</text:p>
          </table:table-cell>
          <table:table-cell office:value-type="float" office:value="-74.785266">
            <text:p>-74.7852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1449">
            <text:p>39.731449</text:p>
          </table:table-cell>
          <table:table-cell office:value-type="float" office:value="-74.810328">
            <text:p>-74.810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1614">
            <text:p>39.731614</text:p>
          </table:table-cell>
          <table:table-cell office:value-type="float" office:value="-74.809427">
            <text:p>-74.8094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1515">
            <text:p>39.731515</text:p>
          </table:table-cell>
          <table:table-cell office:value-type="float" office:value="-74.808354">
            <text:p>-74.808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1911">
            <text:p>39.731911</text:p>
          </table:table-cell>
          <table:table-cell office:value-type="float" office:value="-74.807324">
            <text:p>-74.8073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2736">
            <text:p>39.732736</text:p>
          </table:table-cell>
          <table:table-cell office:value-type="float" office:value="-74.807196">
            <text:p>-74.8071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3957">
            <text:p>39.733957</text:p>
          </table:table-cell>
          <table:table-cell office:value-type="float" office:value="-74.806638">
            <text:p>-74.8066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5112">
            <text:p>39.735112</text:p>
          </table:table-cell>
          <table:table-cell office:value-type="float" office:value="-74.805179">
            <text:p>-74.8051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5739">
            <text:p>39.735739</text:p>
          </table:table-cell>
          <table:table-cell office:value-type="float" office:value="-74.804406">
            <text:p>-74.8044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6366">
            <text:p>39.736366</text:p>
          </table:table-cell>
          <table:table-cell office:value-type="float" office:value="-74.802561">
            <text:p>-74.8025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7158">
            <text:p>39.737158</text:p>
          </table:table-cell>
          <table:table-cell office:value-type="float" office:value="-74.800072">
            <text:p>-74.8000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7719">
            <text:p>39.737719</text:p>
          </table:table-cell>
          <table:table-cell office:value-type="float" office:value="-74.799213">
            <text:p>-74.7992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8445">
            <text:p>39.738445</text:p>
          </table:table-cell>
          <table:table-cell office:value-type="float" office:value="-74.798527">
            <text:p>-74.7985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8346">
            <text:p>39.738346</text:p>
          </table:table-cell>
          <table:table-cell office:value-type="float" office:value="-74.797411">
            <text:p>-74.7974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3</text:p>
          </table:table-cell>
          <table:table-cell office:value-type="float" office:value="39.738346">
            <text:p>39.738346</text:p>
          </table:table-cell>
          <table:table-cell office:value-type="float" office:value="-74.796638">
            <text:p>-74.7966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8346">
            <text:p>39.738346</text:p>
          </table:table-cell>
          <table:table-cell office:value-type="float" office:value="-74.796596">
            <text:p>-74.7965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828">
            <text:p>39.73828</text:p>
          </table:table-cell>
          <table:table-cell office:value-type="float" office:value="-74.796038">
            <text:p>-74.7960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828">
            <text:p>39.73828</text:p>
          </table:table-cell>
          <table:table-cell office:value-type="float" office:value="-74.794922">
            <text:p>-74.7949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8379">
            <text:p>39.738379</text:p>
          </table:table-cell>
          <table:table-cell office:value-type="float" office:value="-74.793334">
            <text:p>-74.7933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8346">
            <text:p>39.738346</text:p>
          </table:table-cell>
          <table:table-cell office:value-type="float" office:value="-74.792304">
            <text:p>-74.792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8445">
            <text:p>39.738445</text:p>
          </table:table-cell>
          <table:table-cell office:value-type="float" office:value="-74.790931">
            <text:p>-74.7909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828">
            <text:p>39.73828</text:p>
          </table:table-cell>
          <table:table-cell office:value-type="float" office:value="-74.789557">
            <text:p>-74.7895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7554">
            <text:p>39.737554</text:p>
          </table:table-cell>
          <table:table-cell office:value-type="float" office:value="-74.788527">
            <text:p>-74.7885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7521">
            <text:p>39.737521</text:p>
          </table:table-cell>
          <table:table-cell office:value-type="float" office:value="-74.785395">
            <text:p>-74.78539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8379">
            <text:p>39.738379</text:p>
          </table:table-cell>
          <table:table-cell office:value-type="float" office:value="-74.784708">
            <text:p>-74.7847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8214">
            <text:p>39.738214</text:p>
          </table:table-cell>
          <table:table-cell office:value-type="float" office:value="-74.783378">
            <text:p>-74.7833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4</text:p>
          </table:table-cell>
          <table:table-cell office:value-type="float" office:value="39.738214">
            <text:p>39.738214</text:p>
          </table:table-cell>
          <table:table-cell office:value-type="float" office:value="-74.783163">
            <text:p>-74.7831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2432">
            <text:p>39.72432</text:p>
          </table:table-cell>
          <table:table-cell office:value-type="float" office:value="-74.785352">
            <text:p>-74.7853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24518">
            <text:p>39.724518</text:p>
          </table:table-cell>
          <table:table-cell office:value-type="float" office:value="-74.784579">
            <text:p>-74.7845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25046">
            <text:p>39.725046</text:p>
          </table:table-cell>
          <table:table-cell office:value-type="float" office:value="-74.784236">
            <text:p>-74.7842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25673">
            <text:p>39.725673</text:p>
          </table:table-cell>
          <table:table-cell office:value-type="float" office:value="-74.784322">
            <text:p>-74.7843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27026">
            <text:p>39.727026</text:p>
          </table:table-cell>
          <table:table-cell office:value-type="float" office:value="-74.785438">
            <text:p>-74.7854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27851">
            <text:p>39.727851</text:p>
          </table:table-cell>
          <table:table-cell office:value-type="float" office:value="-74.785824">
            <text:p>-74.7858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28379">
            <text:p>39.728379</text:p>
          </table:table-cell>
          <table:table-cell office:value-type="float" office:value="-74.786038">
            <text:p>-74.7860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2904">
            <text:p>39.72904</text:p>
          </table:table-cell>
          <table:table-cell office:value-type="float" office:value="-74.78621">
            <text:p>-74.786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29667">
            <text:p>39.729667</text:p>
          </table:table-cell>
          <table:table-cell office:value-type="float" office:value="-74.78621">
            <text:p>-74.786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0822">
            <text:p>39.730822</text:p>
          </table:table-cell>
          <table:table-cell office:value-type="float" office:value="-74.786167">
            <text:p>-74.7861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1218">
            <text:p>39.731218</text:p>
          </table:table-cell>
          <table:table-cell office:value-type="float" office:value="-74.785609">
            <text:p>-74.7856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1581">
            <text:p>39.731581</text:p>
          </table:table-cell>
          <table:table-cell office:value-type="float" office:value="-74.785266">
            <text:p>-74.7852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234">
            <text:p>39.73234</text:p>
          </table:table-cell>
          <table:table-cell office:value-type="float" office:value="-74.785266">
            <text:p>-74.7852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2736">
            <text:p>39.732736</text:p>
          </table:table-cell>
          <table:table-cell office:value-type="float" office:value="-74.785609">
            <text:p>-74.7856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3759">
            <text:p>39.733759</text:p>
          </table:table-cell>
          <table:table-cell office:value-type="float" office:value="-74.785995">
            <text:p>-74.78599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4287">
            <text:p>39.734287</text:p>
          </table:table-cell>
          <table:table-cell office:value-type="float" office:value="-74.785738">
            <text:p>-74.7857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465">
            <text:p>39.73465</text:p>
          </table:table-cell>
          <table:table-cell office:value-type="float" office:value="-74.784408">
            <text:p>-74.7844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5145">
            <text:p>39.735145</text:p>
          </table:table-cell>
          <table:table-cell office:value-type="float" office:value="-74.783721">
            <text:p>-74.7837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5508">
            <text:p>39.735508</text:p>
          </table:table-cell>
          <table:table-cell office:value-type="float" office:value="-74.78312">
            <text:p>-74.783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6234">
            <text:p>39.736234</text:p>
          </table:table-cell>
          <table:table-cell office:value-type="float" office:value="-74.782348">
            <text:p>-74.7823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6894">
            <text:p>39.736894</text:p>
          </table:table-cell>
          <table:table-cell office:value-type="float" office:value="-74.782262">
            <text:p>-74.7822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7323">
            <text:p>39.737323</text:p>
          </table:table-cell>
          <table:table-cell office:value-type="float" office:value="-74.782391">
            <text:p>-74.7823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7488">
            <text:p>39.737488</text:p>
          </table:table-cell>
          <table:table-cell office:value-type="float" office:value="-74.782476">
            <text:p>-74.782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7818">
            <text:p>39.737818</text:p>
          </table:table-cell>
          <table:table-cell office:value-type="float" office:value="-74.782777">
            <text:p>-74.7827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5</text:p>
          </table:table-cell>
          <table:table-cell office:value-type="float" office:value="39.738214">
            <text:p>39.738214</text:p>
          </table:table-cell>
          <table:table-cell office:value-type="float" office:value="-74.783206">
            <text:p>-74.7832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6</text:p>
          </table:table-cell>
          <table:table-cell office:value-type="float" office:value="39.738247">
            <text:p>39.738247</text:p>
          </table:table-cell>
          <table:table-cell office:value-type="float" office:value="-74.796638">
            <text:p>-74.7966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6</text:p>
          </table:table-cell>
          <table:table-cell office:value-type="float" office:value="39.738808">
            <text:p>39.738808</text:p>
          </table:table-cell>
          <table:table-cell office:value-type="float" office:value="-74.79578">
            <text:p>-74.795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6</text:p>
          </table:table-cell>
          <table:table-cell office:value-type="float" office:value="39.739765">
            <text:p>39.739765</text:p>
          </table:table-cell>
          <table:table-cell office:value-type="float" office:value="-74.795437">
            <text:p>-74.7954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6</text:p>
          </table:table-cell>
          <table:table-cell office:value-type="float" office:value="39.740689">
            <text:p>39.740689</text:p>
          </table:table-cell>
          <table:table-cell office:value-type="float" office:value="-74.795394">
            <text:p>-74.7953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6</text:p>
          </table:table-cell>
          <table:table-cell office:value-type="float" office:value="39.74323">
            <text:p>39.74323</text:p>
          </table:table-cell>
          <table:table-cell office:value-type="float" office:value="-74.796209">
            <text:p>-74.7962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6</text:p>
          </table:table-cell>
          <table:table-cell office:value-type="float" office:value="39.743527">
            <text:p>39.743527</text:p>
          </table:table-cell>
          <table:table-cell office:value-type="float" office:value="-74.795823">
            <text:p>-74.7958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6</text:p>
          </table:table-cell>
          <table:table-cell office:value-type="float" office:value="39.744022">
            <text:p>39.744022</text:p>
          </table:table-cell>
          <table:table-cell office:value-type="float" office:value="-74.795437">
            <text:p>-74.7954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38115">
            <text:p>39.738115</text:p>
          </table:table-cell>
          <table:table-cell office:value-type="float" office:value="-74.783249">
            <text:p>-74.7832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3861">
            <text:p>39.73861</text:p>
          </table:table-cell>
          <table:table-cell office:value-type="float" office:value="-74.784021">
            <text:p>-74.7840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39237">
            <text:p>39.739237</text:p>
          </table:table-cell>
          <table:table-cell office:value-type="float" office:value="-74.784322">
            <text:p>-74.7843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40755">
            <text:p>39.740755</text:p>
          </table:table-cell>
          <table:table-cell office:value-type="float" office:value="-74.784622">
            <text:p>-74.7846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41613">
            <text:p>39.741613</text:p>
          </table:table-cell>
          <table:table-cell office:value-type="float" office:value="-74.78385">
            <text:p>-74.78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42504">
            <text:p>39.742504</text:p>
          </table:table-cell>
          <table:table-cell office:value-type="float" office:value="-74.783292">
            <text:p>-74.7832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43461">
            <text:p>39.743461</text:p>
          </table:table-cell>
          <table:table-cell office:value-type="float" office:value="-74.782734">
            <text:p>-74.7827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44418">
            <text:p>39.744418</text:p>
          </table:table-cell>
          <table:table-cell office:value-type="float" office:value="-74.782691">
            <text:p>-74.7826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45936">
            <text:p>39.745936</text:p>
          </table:table-cell>
          <table:table-cell office:value-type="float" office:value="-74.783077">
            <text:p>-74.7830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46563">
            <text:p>39.746563</text:p>
          </table:table-cell>
          <table:table-cell office:value-type="float" office:value="-74.783163">
            <text:p>-74.7831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47157">
            <text:p>39.747157</text:p>
          </table:table-cell>
          <table:table-cell office:value-type="float" office:value="-74.784279">
            <text:p>-74.7842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4719">
            <text:p>39.74719</text:p>
          </table:table-cell>
          <table:table-cell office:value-type="float" office:value="-74.785094">
            <text:p>-74.7850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7</text:p>
          </table:table-cell>
          <table:table-cell office:value-type="float" office:value="39.747124">
            <text:p>39.747124</text:p>
          </table:table-cell>
          <table:table-cell office:value-type="float" office:value="-74.785566">
            <text:p>-74.7855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8</text:p>
          </table:table-cell>
          <table:table-cell office:value-type="float" office:value="39.744022">
            <text:p>39.744022</text:p>
          </table:table-cell>
          <table:table-cell office:value-type="float" office:value="-74.795394">
            <text:p>-74.7953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8</text:p>
          </table:table-cell>
          <table:table-cell office:value-type="float" office:value="39.744022">
            <text:p>39.744022</text:p>
          </table:table-cell>
          <table:table-cell office:value-type="float" office:value="-74.794879">
            <text:p>-74.7948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8</text:p>
          </table:table-cell>
          <table:table-cell office:value-type="float" office:value="39.744517">
            <text:p>39.744517</text:p>
          </table:table-cell>
          <table:table-cell office:value-type="float" office:value="-74.794149">
            <text:p>-74.7941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8</text:p>
          </table:table-cell>
          <table:table-cell office:value-type="float" office:value="39.745375">
            <text:p>39.745375</text:p>
          </table:table-cell>
          <table:table-cell office:value-type="float" office:value="-74.792733">
            <text:p>-74.7927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8</text:p>
          </table:table-cell>
          <table:table-cell office:value-type="float" office:value="39.746497">
            <text:p>39.746497</text:p>
          </table:table-cell>
          <table:table-cell office:value-type="float" office:value="-74.792261">
            <text:p>-74.7922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8</text:p>
          </table:table-cell>
          <table:table-cell office:value-type="float" office:value="39.746794">
            <text:p>39.746794</text:p>
          </table:table-cell>
          <table:table-cell office:value-type="float" office:value="-74.791703">
            <text:p>-74.7917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8</text:p>
          </table:table-cell>
          <table:table-cell office:value-type="float" office:value="39.747256">
            <text:p>39.747256</text:p>
          </table:table-cell>
          <table:table-cell office:value-type="float" office:value="-74.788785">
            <text:p>-74.7887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8</text:p>
          </table:table-cell>
          <table:table-cell office:value-type="float" office:value="39.747256">
            <text:p>39.747256</text:p>
          </table:table-cell>
          <table:table-cell office:value-type="float" office:value="-74.787669">
            <text:p>-74.7876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8</text:p>
          </table:table-cell>
          <table:table-cell office:value-type="float" office:value="39.747256">
            <text:p>39.747256</text:p>
          </table:table-cell>
          <table:table-cell office:value-type="float" office:value="-74.786983">
            <text:p>-74.7869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8</text:p>
          </table:table-cell>
          <table:table-cell office:value-type="float" office:value="39.747124">
            <text:p>39.747124</text:p>
          </table:table-cell>
          <table:table-cell office:value-type="float" office:value="-74.785609">
            <text:p>-74.7856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9</text:p>
          </table:table-cell>
          <table:table-cell office:value-type="float" office:value="39.74719">
            <text:p>39.74719</text:p>
          </table:table-cell>
          <table:table-cell office:value-type="float" office:value="-74.785738">
            <text:p>-74.7857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9</text:p>
          </table:table-cell>
          <table:table-cell office:value-type="float" office:value="39.747454">
            <text:p>39.747454</text:p>
          </table:table-cell>
          <table:table-cell office:value-type="float" office:value="-74.786596">
            <text:p>-74.7865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9</text:p>
          </table:table-cell>
          <table:table-cell office:value-type="float" office:value="39.747751">
            <text:p>39.747751</text:p>
          </table:table-cell>
          <table:table-cell office:value-type="float" office:value="-74.787455">
            <text:p>-74.7874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9</text:p>
          </table:table-cell>
          <table:table-cell office:value-type="float" office:value="39.748081">
            <text:p>39.748081</text:p>
          </table:table-cell>
          <table:table-cell office:value-type="float" office:value="-74.788356">
            <text:p>-74.7883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9</text:p>
          </table:table-cell>
          <table:table-cell office:value-type="float" office:value="39.748543">
            <text:p>39.748543</text:p>
          </table:table-cell>
          <table:table-cell office:value-type="float" office:value="-74.789042">
            <text:p>-74.7890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9</text:p>
          </table:table-cell>
          <table:table-cell office:value-type="float" office:value="39.748906">
            <text:p>39.748906</text:p>
          </table:table-cell>
          <table:table-cell office:value-type="float" office:value="-74.789128">
            <text:p>-74.7891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9</text:p>
          </table:table-cell>
          <table:table-cell office:value-type="float" office:value="39.749599">
            <text:p>39.749599</text:p>
          </table:table-cell>
          <table:table-cell office:value-type="float" office:value="-74.7896">
            <text:p>-74.78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9</text:p>
          </table:table-cell>
          <table:table-cell office:value-type="float" office:value="39.749962">
            <text:p>39.749962</text:p>
          </table:table-cell>
          <table:table-cell office:value-type="float" office:value="-74.789643">
            <text:p>-74.7896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0094">
            <text:p>39.750094</text:p>
          </table:table-cell>
          <table:table-cell office:value-type="float" office:value="-74.789815">
            <text:p>-74.7898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0226">
            <text:p>39.750226</text:p>
          </table:table-cell>
          <table:table-cell office:value-type="float" office:value="-74.789042">
            <text:p>-74.7890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0325">
            <text:p>39.750325</text:p>
          </table:table-cell>
          <table:table-cell office:value-type="float" office:value="-74.788184">
            <text:p>-74.7881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0655">
            <text:p>39.750655</text:p>
          </table:table-cell>
          <table:table-cell office:value-type="float" office:value="-74.786897">
            <text:p>-74.7868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0819">
            <text:p>39.750819</text:p>
          </table:table-cell>
          <table:table-cell office:value-type="float" office:value="-74.786768">
            <text:p>-74.7867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1578">
            <text:p>39.751578</text:p>
          </table:table-cell>
          <table:table-cell office:value-type="float" office:value="-74.785781">
            <text:p>-74.7857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2535">
            <text:p>39.752535</text:p>
          </table:table-cell>
          <table:table-cell office:value-type="float" office:value="-74.784966">
            <text:p>-74.7849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3525">
            <text:p>39.753525</text:p>
          </table:table-cell>
          <table:table-cell office:value-type="float" office:value="-74.783764">
            <text:p>-74.7837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3789">
            <text:p>39.753789</text:p>
          </table:table-cell>
          <table:table-cell office:value-type="float" office:value="-74.78209">
            <text:p>-74.782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3624">
            <text:p>39.753624</text:p>
          </table:table-cell>
          <table:table-cell office:value-type="float" office:value="-74.781146">
            <text:p>-74.7811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3129">
            <text:p>39.753129</text:p>
          </table:table-cell>
          <table:table-cell office:value-type="float" office:value="-74.780245">
            <text:p>-74.7802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2766">
            <text:p>39.752766</text:p>
          </table:table-cell>
          <table:table-cell office:value-type="float" office:value="-74.779">
            <text:p>-74.7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2568">
            <text:p>39.752568</text:p>
          </table:table-cell>
          <table:table-cell office:value-type="float" office:value="-74.778099">
            <text:p>-74.7780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2733">
            <text:p>39.752733</text:p>
          </table:table-cell>
          <table:table-cell office:value-type="float" office:value="-74.776812">
            <text:p>-74.7768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2832">
            <text:p>39.752832</text:p>
          </table:table-cell>
          <table:table-cell office:value-type="float" office:value="-74.775953">
            <text:p>-74.77595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0</text:p>
          </table:table-cell>
          <table:table-cell office:value-type="float" office:value="39.752832">
            <text:p>39.752832</text:p>
          </table:table-cell>
          <table:table-cell office:value-type="float" office:value="-74.774923">
            <text:p>-74.7749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38082">
            <text:p>39.738082</text:p>
          </table:table-cell>
          <table:table-cell office:value-type="float" office:value="-74.783249">
            <text:p>-74.7832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3861">
            <text:p>39.73861</text:p>
          </table:table-cell>
          <table:table-cell office:value-type="float" office:value="-74.782305">
            <text:p>-74.7823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38874">
            <text:p>39.738874</text:p>
          </table:table-cell>
          <table:table-cell office:value-type="float" office:value="-74.78106">
            <text:p>-74.781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39237">
            <text:p>39.739237</text:p>
          </table:table-cell>
          <table:table-cell office:value-type="float" office:value="-74.779515">
            <text:p>-74.7795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39369">
            <text:p>39.739369</text:p>
          </table:table-cell>
          <table:table-cell office:value-type="float" office:value="-74.777927">
            <text:p>-74.7779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38709">
            <text:p>39.738709</text:p>
          </table:table-cell>
          <table:table-cell office:value-type="float" office:value="-74.77355">
            <text:p>-74.773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38709">
            <text:p>39.738709</text:p>
          </table:table-cell>
          <table:table-cell office:value-type="float" office:value="-74.772263">
            <text:p>-74.7722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38874">
            <text:p>39.738874</text:p>
          </table:table-cell>
          <table:table-cell office:value-type="float" office:value="-74.769816">
            <text:p>-74.7698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39171">
            <text:p>39.739171</text:p>
          </table:table-cell>
          <table:table-cell office:value-type="float" office:value="-74.767799">
            <text:p>-74.7677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39897">
            <text:p>39.739897</text:p>
          </table:table-cell>
          <table:table-cell office:value-type="float" office:value="-74.76634">
            <text:p>-74.766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1</text:p>
          </table:table-cell>
          <table:table-cell office:value-type="float" office:value="39.740524">
            <text:p>39.740524</text:p>
          </table:table-cell>
          <table:table-cell office:value-type="float" office:value="-74.765568">
            <text:p>-74.7655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27">
            <text:p>39.7527</text:p>
          </table:table-cell>
          <table:table-cell office:value-type="float" office:value="-74.775009">
            <text:p>-74.775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2634">
            <text:p>39.752634</text:p>
          </table:table-cell>
          <table:table-cell office:value-type="float" office:value="-74.774108">
            <text:p>-74.7741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2667">
            <text:p>39.752667</text:p>
          </table:table-cell>
          <table:table-cell office:value-type="float" office:value="-74.773078">
            <text:p>-74.7730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2733">
            <text:p>39.752733</text:p>
          </table:table-cell>
          <table:table-cell office:value-type="float" office:value="-74.771919">
            <text:p>-74.7719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3195">
            <text:p>39.753195</text:p>
          </table:table-cell>
          <table:table-cell office:value-type="float" office:value="-74.770761">
            <text:p>-74.7707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3129">
            <text:p>39.753129</text:p>
          </table:table-cell>
          <table:table-cell office:value-type="float" office:value="-74.76913">
            <text:p>-74.769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2898">
            <text:p>39.752898</text:p>
          </table:table-cell>
          <table:table-cell office:value-type="float" office:value="-74.767928">
            <text:p>-74.7679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237">
            <text:p>39.75237</text:p>
          </table:table-cell>
          <table:table-cell office:value-type="float" office:value="-74.767585">
            <text:p>-74.7675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1776">
            <text:p>39.751776</text:p>
          </table:table-cell>
          <table:table-cell office:value-type="float" office:value="-74.766984">
            <text:p>-74.7669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1182">
            <text:p>39.751182</text:p>
          </table:table-cell>
          <table:table-cell office:value-type="float" office:value="-74.766169">
            <text:p>-74.7661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0753">
            <text:p>39.750753</text:p>
          </table:table-cell>
          <table:table-cell office:value-type="float" office:value="-74.76501">
            <text:p>-74.765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0523">
            <text:p>39.750523</text:p>
          </table:table-cell>
          <table:table-cell office:value-type="float" office:value="-74.764709">
            <text:p>-74.7647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49995">
            <text:p>39.749995</text:p>
          </table:table-cell>
          <table:table-cell office:value-type="float" office:value="-74.763508">
            <text:p>-74.7635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0193">
            <text:p>39.750193</text:p>
          </table:table-cell>
          <table:table-cell office:value-type="float" office:value="-74.76222">
            <text:p>-74.762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2</text:p>
          </table:table-cell>
          <table:table-cell office:value-type="float" office:value="39.750325">
            <text:p>39.750325</text:p>
          </table:table-cell>
          <table:table-cell office:value-type="float" office:value="-74.761791">
            <text:p>-74.7617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0821">
            <text:p>39.740821</text:p>
          </table:table-cell>
          <table:table-cell office:value-type="float" office:value="-74.765224">
            <text:p>-74.7652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0986">
            <text:p>39.740986</text:p>
          </table:table-cell>
          <table:table-cell office:value-type="float" office:value="-74.764667">
            <text:p>-74.764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1613">
            <text:p>39.741613</text:p>
          </table:table-cell>
          <table:table-cell office:value-type="float" office:value="-74.76368">
            <text:p>-74.763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2273">
            <text:p>39.742273</text:p>
          </table:table-cell>
          <table:table-cell office:value-type="float" office:value="-74.762907">
            <text:p>-74.7629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3131">
            <text:p>39.743131</text:p>
          </table:table-cell>
          <table:table-cell office:value-type="float" office:value="-74.761834">
            <text:p>-74.7618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3725">
            <text:p>39.743725</text:p>
          </table:table-cell>
          <table:table-cell office:value-type="float" office:value="-74.760418">
            <text:p>-74.7604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5144">
            <text:p>39.745144</text:p>
          </table:table-cell>
          <table:table-cell office:value-type="float" office:value="-74.759817">
            <text:p>-74.7598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62">
            <text:p>39.7462</text:p>
          </table:table-cell>
          <table:table-cell office:value-type="float" office:value="-74.759517">
            <text:p>-74.7595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8015">
            <text:p>39.748015</text:p>
          </table:table-cell>
          <table:table-cell office:value-type="float" office:value="-74.76016">
            <text:p>-74.76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8147">
            <text:p>39.748147</text:p>
          </table:table-cell>
          <table:table-cell office:value-type="float" office:value="-74.761448">
            <text:p>-74.7614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8543">
            <text:p>39.748543</text:p>
          </table:table-cell>
          <table:table-cell office:value-type="float" office:value="-74.762092">
            <text:p>-74.7620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9104">
            <text:p>39.749104</text:p>
          </table:table-cell>
          <table:table-cell office:value-type="float" office:value="-74.762478">
            <text:p>-74.7624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49962">
            <text:p>39.749962</text:p>
          </table:table-cell>
          <table:table-cell office:value-type="float" office:value="-74.762049">
            <text:p>-74.7620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3</text:p>
          </table:table-cell>
          <table:table-cell office:value-type="float" office:value="39.750325">
            <text:p>39.750325</text:p>
          </table:table-cell>
          <table:table-cell office:value-type="float" office:value="-74.761748">
            <text:p>-74.7617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50358">
            <text:p>39.750358</text:p>
          </table:table-cell>
          <table:table-cell office:value-type="float" office:value="-74.761748">
            <text:p>-74.7617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5049">
            <text:p>39.75049</text:p>
          </table:table-cell>
          <table:table-cell office:value-type="float" office:value="-74.760761">
            <text:p>-74.7607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5049">
            <text:p>39.75049</text:p>
          </table:table-cell>
          <table:table-cell office:value-type="float" office:value="-74.759989">
            <text:p>-74.7599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50424">
            <text:p>39.750424</text:p>
          </table:table-cell>
          <table:table-cell office:value-type="float" office:value="-74.759088">
            <text:p>-74.7590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49962">
            <text:p>39.749962</text:p>
          </table:table-cell>
          <table:table-cell office:value-type="float" office:value="-74.756985">
            <text:p>-74.7569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49005">
            <text:p>39.749005</text:p>
          </table:table-cell>
          <table:table-cell office:value-type="float" office:value="-74.755311">
            <text:p>-74.7553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48576">
            <text:p>39.748576</text:p>
          </table:table-cell>
          <table:table-cell office:value-type="float" office:value="-74.754581">
            <text:p>-74.7545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48279">
            <text:p>39.748279</text:p>
          </table:table-cell>
          <table:table-cell office:value-type="float" office:value="-74.754066">
            <text:p>-74.7540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48015">
            <text:p>39.748015</text:p>
          </table:table-cell>
          <table:table-cell office:value-type="float" office:value="-74.75368">
            <text:p>-74.753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47619">
            <text:p>39.747619</text:p>
          </table:table-cell>
          <table:table-cell office:value-type="float" office:value="-74.753337">
            <text:p>-74.7533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4719">
            <text:p>39.74719</text:p>
          </table:table-cell>
          <table:table-cell office:value-type="float" office:value="-74.752865">
            <text:p>-74.7528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46794">
            <text:p>39.746794</text:p>
          </table:table-cell>
          <table:table-cell office:value-type="float" office:value="-74.752564">
            <text:p>-74.7525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46431">
            <text:p>39.746431</text:p>
          </table:table-cell>
          <table:table-cell office:value-type="float" office:value="-74.752307">
            <text:p>-74.7523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4</text:p>
          </table:table-cell>
          <table:table-cell office:value-type="float" office:value="39.745045">
            <text:p>39.745045</text:p>
          </table:table-cell>
          <table:table-cell office:value-type="float" office:value="-74.752479">
            <text:p>-74.7524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5078">
            <text:p>39.745078</text:p>
          </table:table-cell>
          <table:table-cell office:value-type="float" office:value="-74.752393">
            <text:p>-74.7523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4682">
            <text:p>39.744682</text:p>
          </table:table-cell>
          <table:table-cell office:value-type="float" office:value="-74.753294">
            <text:p>-74.7532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4451">
            <text:p>39.744451</text:p>
          </table:table-cell>
          <table:table-cell office:value-type="float" office:value="-74.754281">
            <text:p>-74.7542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4154">
            <text:p>39.744154</text:p>
          </table:table-cell>
          <table:table-cell office:value-type="float" office:value="-74.755483">
            <text:p>-74.7554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3791">
            <text:p>39.743791</text:p>
          </table:table-cell>
          <table:table-cell office:value-type="float" office:value="-74.756298">
            <text:p>-74.75629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3164">
            <text:p>39.743164</text:p>
          </table:table-cell>
          <table:table-cell office:value-type="float" office:value="-74.757371">
            <text:p>-74.7573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1943">
            <text:p>39.741943</text:p>
          </table:table-cell>
          <table:table-cell office:value-type="float" office:value="-74.757714">
            <text:p>-74.7577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1217">
            <text:p>39.741217</text:p>
          </table:table-cell>
          <table:table-cell office:value-type="float" office:value="-74.757586">
            <text:p>-74.7575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0359">
            <text:p>39.740359</text:p>
          </table:table-cell>
          <table:table-cell office:value-type="float" office:value="-74.758272">
            <text:p>-74.7582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39897">
            <text:p>39.739897</text:p>
          </table:table-cell>
          <table:table-cell office:value-type="float" office:value="-74.759088">
            <text:p>-74.7590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0227">
            <text:p>39.740227</text:p>
          </table:table-cell>
          <table:table-cell office:value-type="float" office:value="-74.760718">
            <text:p>-74.7607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0524">
            <text:p>39.740524</text:p>
          </table:table-cell>
          <table:table-cell office:value-type="float" office:value="-74.761534">
            <text:p>-74.7615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0524">
            <text:p>39.740524</text:p>
          </table:table-cell>
          <table:table-cell office:value-type="float" office:value="-74.762821">
            <text:p>-74.7628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0557">
            <text:p>39.740557</text:p>
          </table:table-cell>
          <table:table-cell office:value-type="float" office:value="-74.764066">
            <text:p>-74.7640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0689">
            <text:p>39.740689</text:p>
          </table:table-cell>
          <table:table-cell office:value-type="float" office:value="-74.764538">
            <text:p>-74.7645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route15</text:p>
          </table:table-cell>
          <table:table-cell office:value-type="float" office:value="39.740689">
            <text:p>39.740689</text:p>
          </table:table-cell>
          <table:table-cell office:value-type="float" office:value="-74.76501">
            <text:p>-74.76501</text:p>
          </table:table-cell>
          <table:table-cell office:value-type="float" office:value="0">
            <text:p>0</text:p>
          </table:table-cell>
        </table:table-row>
      </table:table>
      <table:table table:name="Sheet3" table:style-name="ta1">
        <table:table-column table:style-name="co1" table:number-columns-repeated="10" table:default-cell-style-name="Default"/>
        <table:table-row table:style-name="ro1">
          <table:table-cell office:value-type="string">
            <text:p>Troute1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oute2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oute3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oute4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oute5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oute6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oute7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oute8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oute9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oute10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Troute11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Troute12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Troute13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Troute14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Troute15</text:p>
          </table:table-cell>
          <table:table-cell office:value-type="string">
            <text:p>TestPark</text:p>
          </table:table-cell>
          <table:table-cell/>
          <table:table-cell office:value-type="string">
            <text:p>#fff</text:p>
          </table:table-cell>
          <table:table-cell table:number-columns-repeated="3" office:value-type="float" office:value="0">
            <text:p>0</text:p>
          </table:table-cell>
          <table:table-cell table:formula="of:=RANDBETWEEN(10;25)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05:24:11</meta:creation-date>
    <meta:generator>LibreOffice/3.5$Linux_x86 LibreOffice_project/350m1$Build-2</meta:generator>
    <meta:document-statistic meta:table-count="3" meta:cell-count="1051" meta:object-count="0"/>
  </office:meta>
</office:document-meta>
</file>